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Menlo, Courier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ecaf2" officeooo:paragraph-rsid="0007a27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58fb6" officeooo:paragraph-rsid="0007a27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a1415" officeooo:paragraph-rsid="0007a27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50b4c5" officeooo:paragraph-rsid="0007a27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458fb6" officeooo:paragraph-rsid="0007a27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paragraph-rsid="0007a27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rsid="004ecaf2" officeooo:paragraph-rsid="0007a27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rsid="00458fb6" officeooo:paragraph-rsid="0007a27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officeooo:paragraph-rsid="0007a27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paragraph-rsid="0007a27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3e3213" officeooo:paragraph-rsid="0007a27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3fef3a" officeooo:paragraph-rsid="0007a27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paragraph-rsid="0007a27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40pt" style:text-underline-style="solid" style:text-underline-width="auto" style:text-underline-color="font-color" fo:font-weight="bold" officeooo:paragraph-rsid="0007a276" style:font-size-asian="40pt" style:font-weight-asian="bold" style:font-size-complex="4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2f15" officeooo:paragraph-rsid="0007a276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4fa6" officeooo:paragraph-rsid="0007a27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solid" style:text-underline-width="auto" style:text-underline-color="font-color" fo:font-weight="normal" officeooo:rsid="00444fa6" officeooo:paragraph-rsid="0007a276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c893a" officeooo:paragraph-rsid="0007a27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e3213" officeooo:paragraph-rsid="0007a27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fef3a" officeooo:paragraph-rsid="0007a27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41200d" officeooo:paragraph-rsid="0007a27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58fb6" officeooo:paragraph-rsid="0007a27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76127" officeooo:paragraph-rsid="0007a27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b4dc5" officeooo:paragraph-rsid="0007a27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a1415" officeooo:paragraph-rsid="0007a27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c015b" officeooo:paragraph-rsid="0007a27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ce4be" officeooo:paragraph-rsid="0007a27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ecaf2" officeooo:paragraph-rsid="0007a27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0b4c5" officeooo:paragraph-rsid="0007a27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3f665" officeooo:paragraph-rsid="0007a27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76127" officeooo:paragraph-rsid="0007a2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4ecaf2" officeooo:paragraph-rsid="0007a27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50b4c5" officeooo:paragraph-rsid="0007a27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paragraph-rsid="0007a27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3333" fo:font-size="14pt" style:text-underline-style="none" fo:font-weight="bold" officeooo:rsid="00458fb6" officeooo:paragraph-rsid="0007a276" style:font-size-asian="14pt" style:font-weight-asian="bold" style:font-size-complex="14pt" style:font-weight-complex="bold"/>
    </style:style>
    <style:style style:name="T1" style:family="text">
      <style:text-properties officeooo:rsid="00444fa6"/>
    </style:style>
    <style:style style:name="T2" style:family="text">
      <style:text-properties officeooo:rsid="0041200d"/>
    </style:style>
    <style:style style:name="T3" style:family="text">
      <style:text-properties style:font-name="Liberation Serif" style:text-underline-style="none"/>
    </style:style>
    <style:style style:name="T4" style:family="text">
      <style:text-properties style:font-name="Liberation Serif" officeooo:rsid="0041200d"/>
    </style:style>
    <style:style style:name="T5" style:family="text">
      <style:text-properties style:font-name="Liberation Serif" officeooo:rsid="00458fb6"/>
    </style:style>
    <style:style style:name="T6" style:family="text">
      <style:text-properties officeooo:rsid="003c893a"/>
    </style:style>
    <style:style style:name="T7" style:family="text">
      <style:text-properties officeooo:rsid="004ce4be"/>
    </style:style>
    <style:style style:name="T8" style:family="text">
      <style:text-properties officeooo:rsid="00528828"/>
    </style:style>
    <style:style style:name="T9" style:family="text">
      <style:text-properties officeooo:rsid="0007a2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4"><text:span text:style-name="T9">EJERCICIOS DE AYUDA PRACTICA2</text:span></text:p>
      <text:p text:style-name="P9"/>
      <text:p text:style-name="P9">Ejercicio 0. Uso de la ayuda:</text:p>
      <text:p text:style-name="P9"/>
      <text:p text:style-name="P15">help pwd</text:p>
      <text:p text:style-name="P15">help cd</text:p>
      <text:p text:style-name="P15">mkdir --<text:span text:style-name="T1">help</text:span></text:p>
      <text:p text:style-name="P15">cp --<text:span text:style-name="T1">help</text:span></text:p>
      <text:p text:style-name="P15">mv --<text:span text:style-name="T1">help</text:span></text:p>
      <text:p text:style-name="P15">rm --<text:span text:style-name="T1">help</text:span></text:p>
      <text:p text:style-name="P15">rmdir --<text:span text:style-name="T1">help</text:span></text:p>
      <text:p text:style-name="P16">ls –help</text:p>
      <text:p text:style-name="P16"/>
      <text:p text:style-name="P16"/>
      <text:p text:style-name="P16">help echo</text:p>
      <text:p text:style-name="P16">cat –help</text:p>
      <text:p text:style-name="P16">head –help</text:p>
      <text:p text:style-name="P16">tail –help</text:p>
      <text:p text:style-name="P17"/>
      <text:p text:style-name="P9">Ejercicio 1. Manejo de ficheros:</text:p>
      <text:p text:style-name="P10"/>
      <text:p text:style-name="P10">1. Crea el directorio problema2.</text:p>
      <text:p text:style-name="P10"/>
      <text:p text:style-name="P18">mkdir practica2</text:p>
      <text:p text:style-name="P10"/>
      <text:p text:style-name="P10">2. Entra en el.</text:p>
      <text:p text:style-name="P10"/>
      <text:p text:style-name="P18">cd practica2</text:p>
      <text:p text:style-name="P10"/>
      <text:p text:style-name="P10">3. Crea los directorio dir_1, ..., dir_5 dentro de practica2.</text:p>
      <text:p text:style-name="P10"/>
      <text:p text:style-name="P18">mkdir dir_1 dir_2 dir_3 dir_4 dir_5</text:p>
      <text:p text:style-name="P13"/>
      <text:p text:style-name="P10">4. Crea los directorios carpeta1, ..., carpeta10 dentro de dir 1.</text:p>
      <text:p text:style-name="P10"/>
      <text:p text:style-name="P18">mkdir carpeta1 carpeta2 carpeta3 carpeta4 carpeta5 carpeta6 carpeta7 carpeta8 carpeta9 carpeta10</text:p>
      <text:p text:style-name="P10"/>
      <text:p text:style-name="P10"/>
      <text:p text:style-name="P10"/>
      <text:p text:style-name="P10"><text:soft-page-break/>5. Crea los ficheros foo1.txt, foo2.txt, foo.c y README usando un editor de texto (no importa su contenido).</text:p>
      <text:p text:style-name="P10"/>
      <text:p text:style-name="P18">touch foo1.txt foo2.txt foo.c README </text:p>
      <text:p text:style-name="P10"/>
      <text:p text:style-name="P10">6. Copia los ficheros con extension txt al directorio dir 2.</text:p>
      <text:p text:style-name="P10"/>
      <text:p text:style-name="P19">cp *.txt /home/xavi/Escritorio/Practica2/dir_2 </text:p>
      <text:p text:style-name="P11"/>
      <text:p text:style-name="P10">7. Copia los ficheros foo1.txt, foo2.txt y foo.c al directorio dir_3.</text:p>
      <text:p text:style-name="P10"/>
      <text:p text:style-name="P20">cp *.txt *.c /home/xavi/Escritorio/Practica2/dir_3 </text:p>
      <text:p text:style-name="P10"/>
      <text:p text:style-name="P10">8. Mueve el fichero foo.c al directorio dir_4 con el nombre kk.c.</text:p>
      <text:p text:style-name="P10"/>
      <text:p text:style-name="P20">mv foo.c /home/xavi/Escritorio/Practica2/dir_4/kk.c </text:p>
      <text:p text:style-name="P12"/>
      <text:p text:style-name="P10">9. Copia el directorio dir 1 (y todo su contenido) en el directorio copia.</text:p>
      <text:p text:style-name="P10"/>
      <text:p text:style-name="P20">cp -r dir_1 /home/xavi/Escritorio/Practica2/Copia/ </text:p>
      <text:p text:style-name="P10"/>
      <text:p text:style-name="P10">10. Elimina el fichero README.</text:p>
      <text:p text:style-name="P10"/>
      <text:p text:style-name="P20">rm README</text:p>
      <text:p text:style-name="P12"/>
      <text:p text:style-name="P10">11. Elimina el directorio dir_5</text:p>
      <text:p text:style-name="P10"/>
      <text:p text:style-name="P20">rmdir dir_5</text:p>
      <text:p text:style-name="P10"/>
      <text:p text:style-name="P10">12. Elimina el directorio dir_1</text:p>
      <text:p text:style-name="P10"/>
      <text:p text:style-name="P20">rm -rf dir_1 </text:p>
      <text:p text:style-name="P10"/>
      <text:p text:style-name="P10">13. Muestra todo el contenido del directorio de trabajo actual (practica2).</text:p>
      <text:p text:style-name="P10"/>
      <text:p text:style-name="P18">cd <text:span text:style-name="T2">P</text:span>ractica2</text:p>
      <text:p text:style-name="P18"/>
      <text:p text:style-name="P20">ls </text:p>
      <text:p text:style-name="P10"/>
      <text:p text:style-name="P34"><text:span text:style-name="T3">14. </text:span>Muestra el contenido de todos los directorios contenidos en el directorio actual (usa bucles y condicionales).</text:p>
      <text:p text:style-name="P10"/>
      <text:p text:style-name="P21"><text:span text:style-name="T6">cd </text:span><text:s/>Practica2</text:p>
      <text:p text:style-name="P21"/>
      <text:p text:style-name="P21">ls -R</text:p>
      <text:p text:style-name="P6"><text:soft-page-break/><text:span text:style-name="T4">Ejercicio </text:span><text:span text:style-name="T5">2</text:span><text:span text:style-name="T4">. </text:span>Manejo de entrada/salida:</text:p>
      <text:p text:style-name="P6"/>
      <text:p text:style-name="P2">1. Crea el directorio practica2 (si no existe), y entra en el. </text:p>
      <text:p text:style-name="P22"/>
      <text:p text:style-name="P22">cd Practica2</text:p>
      <text:p text:style-name="P2"/>
      <text:p text:style-name="P2">2. Imprime el siguiente mensaje: </text:p>
      <text:p text:style-name="P2"/>
      <text:p text:style-name="P2">Está en el directorio &lt;dir&gt; y su nombre de usuario es &lt;user&gt;. </text:p>
      <text:p text:style-name="P2">donde &lt;dir&gt; y &lt;user&gt; deben ser correctamente completadas. </text:p>
      <text:p text:style-name="P2"/>
      <text:p text:style-name="P22">echo -e "Está en el directorio &lt;dir&gt; y su nombre de usuario es &lt;user&gt; donde &lt;dir&gt; y &lt;user&gt; deben ser correctamente completadas." </text:p>
      <text:p text:style-name="P2"/>
      <text:p text:style-name="P2">3. Ejecuta el siguiente comando: </text:p>
      <text:p text:style-name="P2">for i in {1..100}; do echo $i &gt;&gt; numbers; done que crea el fichero numbers, que contiene 100 líneas, cada una de las cuales tiene el número de línea del fichero. </text:p>
      <text:p text:style-name="P2"/>
      <text:p text:style-name="P22">for i in {1..100}; do echo $i &gt;&gt; numbers; done </text:p>
      <text:p text:style-name="P2"/>
      <text:p text:style-name="P2">4. Muestra todo el contenido del fichero. </text:p>
      <text:p text:style-name="P2"/>
      <text:p text:style-name="P31">cat numbers </text:p>
      <text:p text:style-name="P2"/>
      <text:p text:style-name="P2">5. Muestra la 3 primeras líneas del fichero. </text:p>
      <text:p text:style-name="P2"/>
      <text:p text:style-name="P23">head -3 numbers </text:p>
      <text:p text:style-name="P2"/>
      <text:p text:style-name="P2">6. Muestra las 15 últimas línea del fichero. </text:p>
      <text:p text:style-name="P2"/>
      <text:p text:style-name="P23">tail -15 numbers </text:p>
      <text:p text:style-name="P2"/>
      <text:p text:style-name="P2">7. Imprime el valor de cada línea multiplicado por 10.</text:p>
      <text:p text:style-name="P2"/>
      <text:p text:style-name="P24">for i in `cat numbers`; do echo $(($i * 10)); done;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"><text:soft-page-break/>Ejercicio 3. Permisos:</text:p>
      <text:p text:style-name="P5"/>
      <text:p text:style-name="P3">1. Crea el directorio practica2 (si no existe), y entra en él. </text:p>
      <text:p text:style-name="P3"/>
      <text:p text:style-name="P22">cd Practica2</text:p>
      <text:p text:style-name="P22"/>
      <text:p text:style-name="P3">2. Si no existe, crea el fichero README (sin importar su contenido). </text:p>
      <text:p text:style-name="P3"/>
      <text:p text:style-name="P25">touch README</text:p>
      <text:p text:style-name="P25"/>
      <text:p text:style-name="P3">3. Usa el comando ls -l README para ver los permisos actuales del </text:p>
      <text:p text:style-name="P3">fichero. </text:p>
      <text:p text:style-name="P3"/>
      <text:p text:style-name="P25">-rw-rw-r-- 1 xavi xavi 0 mar <text:s/>2 19:50 README</text:p>
      <text:p text:style-name="P3"/>
      <text:p text:style-name="P3">4. Añade permisos de lectura para el grupo en este fichero (sin modificar </text:p>
      <text:p text:style-name="P3">el resto). Usa el comando anterior para ver que se han modificado </text:p>
      <text:p text:style-name="P3">correctamente. </text:p>
      <text:p text:style-name="P3"/>
      <text:p text:style-name="P26">chmod u=rw,g=r,o=r README</text:p>
      <text:p text:style-name="P26"/>
      <text:p text:style-name="P26">-rw-r--r-- 1 xavi xavi 0 mar <text:s/>2 19:50 README </text:p>
      <text:p text:style-name="P3"/>
      <text:p text:style-name="P3">5. Añade permisos de escritura para el propietario y para otros, y elimina </text:p>
      <text:p text:style-name="P3">los permisos de ejecución para estos últimos (sin modificar el resto). </text:p>
      <text:p text:style-name="P3">Comprueba el cambio. </text:p>
      <text:p text:style-name="P25"/>
      <text:p text:style-name="P26">chmod u=w<text:span text:style-name="T7">x</text:span>,g=<text:span text:style-name="T7">r</text:span>,o=w<text:span text:style-name="T7">x</text:span> README </text:p>
      <text:p text:style-name="P26"/>
      <text:p text:style-name="P27">--wxr---wx 1 xavi xavi 0 mar <text:s/>2 19:50 README</text:p>
      <text:p text:style-name="P26"/>
      <text:p text:style-name="P27">chmod u=w,g=r,o=w README</text:p>
      <text:p text:style-name="P26"/>
      <text:p text:style-name="P27">--w-r---w- 1 xavi xavi 0 mar <text:s/>2 19:50 README</text:p>
      <text:p text:style-name="P3"/>
      <text:p text:style-name="P3">6. Añade permisos de ejecución para el propietario, y asigna únicamente </text:p>
      <text:p text:style-name="P3">permisos de lectura al grupo (sin modificar el resto). Comprueba el </text:p>
      <text:p text:style-name="P3">cambio. </text:p>
      <text:p text:style-name="P3"/>
      <text:p text:style-name="P28">chmod u=wx,g=r--,o=w README</text:p>
      <text:p text:style-name="P28"/>
      <text:p text:style-name="P28">--wxr---w- 1 xavi xavi 0 mar <text:s/>2 19:50 README</text:p>
      <text:p text:style-name="P28"/>
      <text:p text:style-name="P3"/>
      <text:p text:style-name="P3"><text:soft-page-break/>7. Modifica los permisos de ese fichero para que el usuario pueda leer, </text:p>
      <text:p text:style-name="P3">escribir y ejecutar, el grupo sólo pueda leer y ejecutar, y los otros sólo </text:p>
      <text:p text:style-name="P3">puedan leer. Comprueba el cambio.</text:p>
      <text:p text:style-name="P25"/>
      <text:p text:style-name="P28">chmod u=rwx,g=rx,o=r-- README</text:p>
      <text:p text:style-name="P28"/>
      <text:p text:style-name="P28">-rwxr-xr-- 1 xavi xavi 0 mar <text:s/>2 19:50 README</text:p>
      <text:p text:style-name="P28"/>
      <text:p text:style-name="P28"/>
      <text:p text:style-name="P7">Ejercicio 4. Script Files: </text:p>
      <text:p text:style-name="P7"/>
      <text:p text:style-name="P7"/>
      <text:p text:style-name="P1">1. Comprueba si existe el fichero pasado en el primer argumento, e imprimirá un mensaje acorde. </text:p>
      <text:p text:style-name="P1"/>
      <text:p text:style-name="P28">./<text:span text:style-name="T8">myscript.sh numbers</text:span></text:p>
      <text:p text:style-name="P1"/>
      <text:p text:style-name="P32">------------------------------------------</text:p>
      <text:p text:style-name="P1"/>
      <text:p text:style-name="P29">FILE=$1 </text:p>
      <text:p text:style-name="P29"/>
      <text:p text:style-name="P29">if [ -f $FILE ]; </text:p>
      <text:p text:style-name="P29">then </text:p>
      <text:p text:style-name="P29"><text:s text:c="3"/>echo "El archivo $FILE existe" </text:p>
      <text:p text:style-name="P29">else </text:p>
      <text:p text:style-name="P29"><text:s text:c="3"/>echo "El archivo $FILE no existe" </text:p>
      <text:p text:style-name="P29">fi </text:p>
      <text:p text:style-name="P4"/>
      <text:p text:style-name="P33">---------------------------------------------</text:p>
      <text:p text:style-name="P1"/>
      <text:p text:style-name="P1">2. Crea el directorio pasado en el segundo argumento y entre en él. </text:p>
      <text:p text:style-name="P1"/>
      <text:p text:style-name="P1"/>
      <text:p text:style-name="P30">./myscript.sh numbers ScriptDir</text:p>
      <text:p text:style-name="P30"/>
      <text:p text:style-name="P30">-----------------</text:p>
      <text:p text:style-name="P30">mkdir $2 </text:p>
      <text:p text:style-name="P30">cd "$2" </text:p>
      <text:p text:style-name="P30">-----------------</text:p>
      <text:p text:style-name="P1"/>
      <text:p text:style-name="P1"/>
      <text:p text:style-name="P1"/>
      <text:p text:style-name="P1"/>
      <text:p text:style-name="P1"/>
      <text:p text:style-name="P1"><text:soft-page-break/>3. Copia el fichero pasado en el primer argumento (asumiremos en este caso que sí existe) al directorio actual. </text:p>
      <text:p text:style-name="P1"/>
      <text:p text:style-name="P1"/>
      <text:p text:style-name="P1">4. Crea tantos directorios con el nombre test&lt;i&gt; (donde i abarca desde el 1 hasta el número indicado en el tercer argumento), y dentro de cada uno de ellos, crea los subdirectorios sub-&lt;j&gt;-test-&lt;i&gt; (donde j, al igual que i viene determinado por el cuarto argumento). </text:p>
      <text:p text:style-name="P1"/>
      <text:p text:style-name="P1"/>
      <text:p text:style-name="P1">5. Muestra el mensaje: El argumento 5 es &lt;arg5&gt; y el argumento 6 es &lt;arg6&gt;. </text:p>
      <text:p text:style-name="P1"/>
      <text:p text:style-name="P1">6. Vuelva al directorio inici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Menlo, Courier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5:34:34.908346850</meta:creation-date>
    <dc:date>2016-03-03T15:37:35.599558504</dc:date>
    <meta:editing-duration>P0D</meta:editing-duration>
    <meta:editing-cycles>1</meta:editing-cycles>
    <meta:document-statistic meta:table-count="0" meta:image-count="0" meta:object-count="0" meta:page-count="6" meta:paragraph-count="115" meta:word-count="781" meta:character-count="4690" meta:non-whitespace-character-count="3971"/>
    <meta:generator>LibreOffice/4.2.8.2$Linux_X86_64 LibreOffice_project/420m0$Build-2</meta:generator>
  </office:meta>
</office:document-meta>
</file>